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c6b1"/>
    </style:style>
    <style:style style:name="P2" style:family="paragraph" style:parent-style-name="Text_20_body">
      <style:text-properties officeooo:rsid="000ec6b1" officeooo:paragraph-rsid="000ec6b1"/>
    </style:style>
    <style:style style:name="P3" style:family="paragraph" style:parent-style-name="Text_20_body">
      <style:text-properties officeooo:rsid="000ec6b1" officeooo:paragraph-rsid="00101a7a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0ec6b1" officeooo:paragraph-rsid="000ec6b1"/>
    </style:style>
    <style:style style:name="P6" style:family="paragraph" style:parent-style-name="Text_20_body">
      <style:text-properties officeooo:rsid="0012d5e0" officeooo:paragraph-rsid="0012d5e0"/>
    </style:style>
    <style:style style:name="T1" style:family="text">
      <style:text-properties officeooo:rsid="0011a55c"/>
    </style:style>
    <style:style style:name="T2" style:family="text">
      <style:text-properties officeooo:rsid="0012d5e0"/>
    </style:style>
    <style:style style:name="T3" style:family="text">
      <style:text-properties officeooo:rsid="000ec6b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und 2</text:h>
      <text:h text:style-name="Heading_20_2" text:outline-level="2">Algorithm challenge</text:h>
      <text:p text:style-name="Text_20_body">During this second round of the Prosperity challenge, you again get the chance to trade the same products as in round 1. In addition, a new product is introduced: <text:span text:style-name="Source_20_Text">ORCHIDS</text:span>. <text:span text:style-name="Source_20_Text">ORCHIDS</text:span> are very delicate and their value is dependent on all sorts of observable factors like hours of sun light, humidity, shipping costs, in- &amp; export tariffs and suitable storage space. Can you find the right connections to optimize your program?</text:p>
      <text:p text:style-name="Text_20_body">Position limits for the newly introduced products:</text:p>
      <text:list xml:id="list1628917763" text:style-name="L1">
        <text:list-item>
          <text:p text:style-name="P4"><text:span text:style-name="Source_20_Text">ORCHIDS</text:span>: 100 </text:p>
        </text:list-item>
      </text:list>
      <text:p text:style-name="P1">--------------------------------</text:p>
      <text:p text:style-name="P2">Orchid position li<text:span text:style-name="T2">m</text:span>it 100</text:p>
      <text:p text:style-name="P2">Sunlight: under 7 hours, decrease production 4% for every 10 minutes</text:p>
      <text:p text:style-name="P2">Humidity: outside of 60% to 80%, decrease production 2% for every 5% bad humidity</text:p>
      <text:p text:style-name="P2">Storage Space: <text:s/>5,000 maximum, cost 0.1 Seashell per Orchid per timestamp.</text:p>
      <text:p text:style-name="P2"/>
      <text:p text:style-name="P6">buy_penalty = <text:span text:style-name="T3">TRANSPORT_FEES </text:span>+ <text:span text:style-name="T3">IMPORT_TARIFF</text:span></text:p>
      <text:p text:style-name="P6">sell_penalty = <text:span text:style-name="T3">TRANSPORT_FEES </text:span>+ <text:span text:style-name="T3">EXPORT_TARIFF</text:span></text:p>
      <text:p text:style-name="P2"/>
      <text:p text:style-name="P2"/>
      <text:p text:style-name="P3">ORCHIDS</text:p>
      <text:p text:style-name="P3">TRANSPORT_FEES</text:p>
      <text:p text:style-name="P3">EXPORT_TARIFF</text:p>
      <text:p text:style-name="P3">IMPORT_TARIFF</text:p>
      <text:p text:style-name="P3">SUNLIGHT</text:p>
      <text:p text:style-name="P3">HUMID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4:34:07.257554384</meta:creation-date>
    <dc:date>2024-04-12T23:04:21.365750613</dc:date>
    <meta:editing-duration>PT2H44M1S</meta:editing-duration>
    <meta:editing-cycles>5</meta:editing-cycles>
    <meta:generator>LibreOffice/7.3.7.2$Linux_X86_64 LibreOffice_project/30$Build-2</meta:generator>
    <meta:print-date>2024-04-12T23:04:15.960857221</meta:print-date>
    <meta:document-statistic meta:table-count="0" meta:image-count="0" meta:object-count="0" meta:page-count="1" meta:paragraph-count="18" meta:word-count="142" meta:character-count="944" meta:non-whitespace-character-count="819"/>
  </office:meta>
</office:document-meta>
</file>